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02in"/>
    </style:style>
    <style:style style:name="co2" style:family="table-column">
      <style:table-column-properties fo:break-before="auto" style:column-width="1.6602in"/>
    </style:style>
    <style:style style:name="co3" style:family="table-column">
      <style:table-column-properties fo:break-before="auto" style:column-width="4.1953in"/>
    </style:style>
    <style:style style:name="co4" style:family="table-column">
      <style:table-column-properties fo:break-before="auto" style:column-width="2.4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/>
    </style:style>
  </office:automatic-styles>
  <office:body>
    <office:spreadsheet>
      <table:table table:name="Li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Danh sách các tài liệu của khóa SDSI – Software Development Skill Improvement</text:p>
          </table:table-cell>
          <table:table-cell table:number-columns-repeated="3"/>
        </table:table-row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File/Folder</text:p>
          </table:table-cell>
          <table:table-cell table:style-name="ce1" office:value-type="string">
            <text:p>Note</text:p>
          </table:table-cell>
        </table:table-row>
        <table:table-row table:style-name="ro1">
          <table:table-cell table:formula="of:=ROW()-ROW([.$A$2])" office:value-type="float" office:value="1">
            <text:p>1</text:p>
          </table:table-cell>
          <table:table-cell office:value-type="string">
            <text:p>Đề cương</text:p>
          </table:table-cell>
          <table:table-cell office:value-type="string">
            <text:p>DeCuong_Chuong trinh tang cuong ky nang cho LTV.odt</text:p>
          </table:table-cell>
          <table:table-cell office:value-type="string">
            <text:p>Đề cương đang làm từng giai đoạn, chưa khớp với bản giới thiệu</text:p>
          </table:table-cell>
        </table:table-row>
        <table:table-row table:style-name="ro2">
          <table:table-cell table:formula="of:=ROW()-ROW([.$A$2])" office:value-type="float" office:value="2">
            <text:p>2</text:p>
          </table:table-cell>
          <table:table-cell office:value-type="string">
            <text:p>Giới thiệu</text:p>
          </table:table-cell>
          <table:table-cell office:value-type="string">
            <text:p>Gioi thieu dich vu – SDSI.pdf</text:p>
          </table:table-cell>
          <table:table-cell office:value-type="string">
            <text:p><text:a xlink:href="http://open-ones.googlecode.com/files/Gioi%20thieu%20dich%20vu%20-%20SDSI.pdf">http://open-ones.googlecode.com/files/Gioi%20thieu%20dich%20vu%20-%20SDSI.pdf</text:a></text:p>
          </table:table-cell>
        </table:table-row>
        <table:table-row table:style-name="ro1">
          <table:table-cell table:formula="of:=ROW()-ROW([.$A$2])" office:value-type="float" office:value="3">
            <text:p>3</text:p>
          </table:table-cell>
          <table:table-cell office:value-type="string">
            <text:p>Trình chiếu</text:p>
          </table:table-cell>
          <table:table-cell/>
          <table:table-cell office:value-type="string">
            <text:p>Các slide trình chiếu cho các môn học</text:p>
          </table:table-cell>
        </table:table-row>
        <table:table-row table:style-name="ro1">
          <table:table-cell table:formula="of:=ROW()-ROW([.$A$2])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ROW()-ROW([.$A$2])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OW()-ROW([.$A$2])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OW()-ROW([.$A$2])" office:value-type="float" office:value="7">
            <text:p>7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1">10/11/2011</text:date>, <text:time>22:0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3M49S</meta:editing-duration>
    <meta:editing-cycles>3</meta:editing-cycles>
    <meta:generator>OpenOffice.org/3.3$Win32 OpenOffice.org_project/330m20$Build-9567</meta:generator>
    <dc:date>2011-10-11T22:05:46.89</dc:date>
    <dc:creator>Thạch Lê</dc:creator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